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hip</text:p>
          </table:table-cell>
          <table:table-cell office:value-type="string">
            <text:p>Model,Forward</text:p>
          </table:table-cell>
          <table:table-cell office:value-type="string">
            <text:p>Speed,Side</text:p>
          </table:table-cell>
          <table:table-cell office:value-type="string">
            <text:p>Speed,Weapon</text:p>
          </table:table-cell>
          <table:table-cell office:value-type="string">
            <text:p>Pool,Animation</text:p>
          </table:table-cell>
          <table:table-cell office:value-type="string">
            <text:p>Curve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1,2,2,BaseWeapon02_Pool,curve_01</text:p>
          </table:table-cell>
          <table:table-cell table:number-columns-repeated="4"/>
        </table:table-row>
        <table:table-row table:style-name="ro1">
          <table:table-cell office:value-type="string">
            <text:p>Type</text:p>
          </table:table-cell>
          <table:table-cell office:value-type="string">
            <text:p>2,3,3,BaseWeapon01_Pool,curve_02</text:p>
          </table:table-cell>
          <table:table-cell table:number-columns-repeated="4"/>
        </table:table-row>
        <table:table-row table:style-name="ro1">
          <table:table-cell office:value-type="string">
            <text:p>Type</text:p>
          </table:table-cell>
          <table:table-cell office:value-type="string">
            <text:p>3,4,4,BaseWeapon03_Pool,curve_01</text:p>
          </table:table-cell>
          <table:table-cell table:number-columns-repeated="4"/>
        </table:table-row>
        <table:table-row table:style-name="ro1">
          <table:table-cell office:value-type="string">
            <text:p>Type</text:p>
          </table:table-cell>
          <table:table-cell office:value-type="string">
            <text:p>4,5,5,BaseWeapon02_Pool,curve_0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6">16/02/2022</text:date>, <text:time>12.03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6T12:03:53.35</dc:date>
    <dc:creator>Paolo Salvatico</dc:creator>
    <meta:document-statistic meta:table-count="1" meta:cell-count="14" meta:object-count="0"/>
    <meta:generator>OpenOffice/4.1.10$Win32 OpenOffice.org_project/4110m2$Build-9807</meta:generator>
  </office:meta>
</office:document-meta>
</file>